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List_20_Paragraph">
      <style:paragraph-properties fo:margin-left="1.905cm" fo:margin-right="0cm" fo:text-indent="0cm" style:auto-text-indent="false">
        <style:tab-stops/>
      </style:paragraph-properties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6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List_20_Paragraph" style:list-style-name="L1"/>
    <style:style style:name="P8" style:family="paragraph" style:parent-style-name="List_20_Paragraph" style:list-style-name="L2"/>
    <style:style style:name="P9" style:family="paragraph" style:parent-style-name="List_20_Paragraph" style:list-style-name="L3"/>
    <style:style style:name="P10" style:family="paragraph" style:parent-style-name="List_20_Paragraph" style:list-style-name="L4"/>
    <style:style style:name="P11" style:family="paragraph" style:parent-style-name="List_20_Paragraph" style:list-style-name="L5"/>
    <style:style style:name="P12" style:family="paragraph" style:parent-style-name="List_20_Paragraph" style:list-style-name="L6"/>
    <style:style style:name="P13" style:family="paragraph" style:parent-style-name="List_20_Paragraph" style:list-style-name="L7"/>
    <style:style style:name="P14" style:family="paragraph" style:parent-style-name="List_20_Paragraph" style:list-style-name="L8"/>
    <style:style style:name="P15" style:family="paragraph" style:parent-style-name="List_20_Paragraph" style:list-style-name="L9"/>
    <style:style style:name="P16" style:family="paragraph" style:parent-style-name="List_20_Paragraph" style:list-style-name="L10"/>
    <style:style style:name="P17" style:family="paragraph" style:parent-style-name="List_20_Paragraph" style:list-style-name="L11"/>
    <style:style style:name="P18" style:family="paragraph" style:parent-style-name="List_20_Paragraph" style:list-style-name="L12"/>
    <style:style style:name="P19" style:family="paragraph" style:parent-style-name="List_20_Paragraph" style:list-style-name="L13"/>
    <style:style style:name="P20" style:family="paragraph" style:parent-style-name="List_20_Paragraph" style:list-style-name="L14"/>
    <style:style style:name="P21" style:family="paragraph" style:parent-style-name="List_20_Paragraph" style:list-style-name="L15"/>
    <style:style style:name="P22" style:family="paragraph" style:parent-style-name="List_20_Paragraph" style:list-style-name="L16"/>
    <style:style style:name="P23" style:family="paragraph" style:parent-style-name="List_20_Paragraph" style:list-style-name="L17"/>
    <style:style style:name="P24" style:family="paragraph" style:parent-style-name="List_20_Paragraph" style:list-style-name="L18"/>
    <style:style style:name="P25" style:family="paragraph" style:parent-style-name="List_20_Paragraph" style:list-style-name="L19"/>
    <style:style style:name="P26" style:family="paragraph" style:parent-style-name="List_20_Paragraph" style:list-style-name="L20"/>
    <style:style style:name="P27" style:family="paragraph" style:parent-style-name="List_20_Paragraph" style:list-style-name="L21"/>
    <style:style style:name="P28" style:family="paragraph" style:parent-style-name="List_20_Paragraph" style:list-style-name="L22"/>
    <style:style style:name="P29" style:family="paragraph" style:parent-style-name="List_20_Paragraph" style:list-style-name="L23"/>
    <style:style style:name="P30" style:family="paragraph" style:parent-style-name="List_20_Paragraph" style:list-style-name="L24"/>
    <style:style style:name="P31" style:family="paragraph" style:parent-style-name="List_20_Paragraph" style:list-style-name="L25"/>
    <style:style style:name="P32" style:family="paragraph" style:parent-style-name="List_20_Paragraph" style:list-style-name="L26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S</text:p>
      <text:p text:style-name="P1"/>
      <text:list xml:id="list1963165762431194417" text:style-name="L1">
        <text:list-item>
          <text:p text:style-name="P7">SUREAPP</text:p>
        </text:list-item>
      </text:list>
      <text:p text:style-name="P2">Why would you need an app?</text:p>
      <text:list xml:id="list7102636571398472399" text:style-name="L2">
        <text:list-item>
          <text:list>
            <text:list-item>
              <text:p text:style-name="P8">Stand out from the crowd – make the customers remember who they are insured with</text:p>
            </text:list-item>
            <text:list-item>
              <text:p text:style-name="P8">Engage with the customer, app being yet another vector you may utilise in order to target your customers – you know best how to do it</text:p>
            </text:list-item>
          </text:list>
        </text:list-item>
      </text:list>
      <text:p text:style-name="P2"/>
      <text:list xml:id="list4513581153638744546" text:style-name="L3">
        <text:list-item>
          <text:p text:style-name="P9">LAUNCH</text:p>
        </text:list-item>
      </text:list>
      <text:list xml:id="list6068092264845419066" text:style-name="L4">
        <text:list-item>
          <text:list>
            <text:list-item>
              <text:p text:style-name="P10">I have taken the liberty to use the resources from your website</text:p>
            </text:list-item>
            <text:list-item>
              <text:p text:style-name="P10">Android caches unused applications in the background – mention knowing this will be relevant later</text:p>
            </text:list-item>
          </text:list>
        </text:list-item>
      </text:list>
      <text:p text:style-name="P2"/>
      <text:list xml:id="list42342857" text:style-name="L1">
        <text:list-item>
          <text:p text:style-name="P7">REGISTRATION AND LOGIN</text:p>
        </text:list-item>
      </text:list>
      <text:list xml:id="list6350744033090483643" text:style-name="L5">
        <text:list-item>
          <text:list>
            <text:list-item>
              <text:p text:style-name="P11">Reporting an accident</text:p>
            </text:list-item>
            <text:list-item>
              <text:p text:style-name="P11">Sending message</text:p>
            </text:list-item>
          </text:list>
        </text:list-item>
      </text:list>
      <text:p text:style-name="P3"/>
      <text:list xml:id="list8700291401704561945" text:style-name="L6">
        <text:list-item>
          <text:p text:style-name="P12">SIGN UP AND SIGN IN</text:p>
        </text:list-item>
      </text:list>
      <text:list xml:id="list1020977676844793561" text:style-name="L7">
        <text:list-item>
          <text:list>
            <text:list-item>
              <text:p text:style-name="P13">Use email address as username </text:p>
            </text:list-item>
            <text:list-item>
              <text:p text:style-name="P13">Send email to verify</text:p>
            </text:list-item>
          </text:list>
        </text:list-item>
      </text:list>
      <text:p text:style-name="P3"/>
      <text:list xml:id="list42349529" text:style-name="L6">
        <text:list-item>
          <text:p text:style-name="P12">FACEBOOK LOGIN</text:p>
        </text:list-item>
      </text:list>
      <text:list xml:id="list6524812859444592455" text:style-name="L8">
        <text:list-item>
          <text:list>
            <text:list-item>
              <text:p text:style-name="P14">90s seconds to establish an authenticated session for the standard registration and login</text:p>
            </text:list-item>
            <text:list-item>
              <text:p text:style-name="P14">Facebook session extends to Facebook visits</text:p>
            </text:list-item>
          </text:list>
        </text:list-item>
      </text:list>
      <text:p text:style-name="P3"/>
      <text:list xml:id="list42336546" text:style-name="L1">
        <text:list-item>
          <text:p text:style-name="P7">GETTING IN TOUCH</text:p>
        </text:list-item>
      </text:list>
      <text:list xml:id="list844824643685222717" text:style-name="L9">
        <text:list-item>
          <text:p text:style-name="P15">DIAL THE NUMBER</text:p>
        </text:list-item>
      </text:list>
      <text:list xml:id="list4179619110321876804" text:style-name="L10">
        <text:list-item>
          <text:list>
            <text:list-item>
              <text:p text:style-name="P16">Dialling a number requires 3 taps</text:p>
            </text:list-item>
          </text:list>
        </text:list-item>
      </text:list>
      <text:list xml:id="list42342049" text:style-name="L9">
        <text:list-item>
          <text:p text:style-name="P15">SEND A MESSAGE</text:p>
        </text:list-item>
      </text:list>
      <text:list xml:id="list3225385132146392470" text:style-name="L11">
        <text:list-item>
          <text:list>
            <text:list-item>
              <text:p text:style-name="P17">Perfect for customers who just want to say they received a great customer service</text:p>
            </text:list-item>
          </text:list>
        </text:list-item>
      </text:list>
      <text:p text:style-name="P3"><text:soft-page-break/></text:p>
      <text:list xml:id="list42353571" text:style-name="L1">
        <text:list-item>
          <text:p text:style-name="P7">REPORTING AN ACCIDENT</text:p>
        </text:list-item>
      </text:list>
      <text:list xml:id="list1852810236588668714" text:style-name="L12">
        <text:list-item>
          <text:list>
            <text:list-item>
              <text:p text:style-name="P18">The core functionality offered by the app</text:p>
            </text:list-item>
          </text:list>
        </text:list-item>
      </text:list>
      <text:p text:style-name="P3"/>
      <text:list xml:id="list5754464498980695015" text:style-name="L13">
        <text:list-item>
          <text:p text:style-name="P19">ACCIDENT INFO</text:p>
        </text:list-item>
      </text:list>
      <text:list xml:id="list3010617124837889724" text:style-name="L14">
        <text:list-item>
          <text:list>
            <text:list-item>
              <text:p text:style-name="P20">Some information useful to the user e.g. reporting an accident is in no way equivalent to making a claim</text:p>
            </text:list-item>
            <text:list-item>
              <text:p text:style-name="P20">The user may leave the process of reporting an accident at any time and come back later</text:p>
            </text:list-item>
          </text:list>
        </text:list-item>
      </text:list>
      <text:p text:style-name="P3"/>
      <text:list xml:id="list42340821" text:style-name="L13">
        <text:list-item>
          <text:p text:style-name="P19">ACCIDENT DRIVER</text:p>
        </text:list-item>
      </text:list>
      <text:list xml:id="list7362973653879128510" text:style-name="L15">
        <text:list-item>
          <text:list>
            <text:list-item>
              <text:p text:style-name="P21">This will be the policyholder in the majority of cases</text:p>
            </text:list-item>
            <text:list-item>
              <text:p text:style-name="P21">Decided important to differentiate between the policy holder and the driver at the time of the accident</text:p>
            </text:list-item>
          </text:list>
        </text:list-item>
      </text:list>
      <text:p text:style-name="Normal"/>
      <text:list xml:id="list42365094" text:style-name="L13">
        <text:list-item>
          <text:p text:style-name="P19">ACCIDENT PARTIES</text:p>
        </text:list-item>
      </text:list>
      <text:list xml:id="list4385299617988357301" text:style-name="L16">
        <text:list-item>
          <text:list>
            <text:list-item>
              <text:p text:style-name="P22">Other parties to an accident are optional</text:p>
            </text:list-item>
            <text:list-item>
              <text:p text:style-name="P22">Exercising best effort when collection information, no specific information about another party is required</text:p>
            </text:list-item>
          </text:list>
        </text:list-item>
      </text:list>
      <text:p text:style-name="P3"/>
      <text:list xml:id="list42347987" text:style-name="L13">
        <text:list-item>
          <text:p text:style-name="P19">ACCIDENT PHOTOS</text:p>
        </text:list-item>
      </text:list>
      <text:list xml:id="list5858817868920321803" text:style-name="L17">
        <text:list-item>
          <text:list>
            <text:list-item>
              <text:p text:style-name="P23">Photo of the damages suffered by the driver if any</text:p>
            </text:list-item>
            <text:list-item>
              <text:p text:style-name="P23">Photos of the damages suffered by another party if any</text:p>
            </text:list-item>
            <text:list-item>
              <text:p text:style-name="P23">Need for a robust solution on low end devices</text:p>
            </text:list-item>
          </text:list>
        </text:list-item>
      </text:list>
      <text:p text:style-name="P3"/>
      <text:list xml:id="list42341729" text:style-name="L13">
        <text:list-item>
          <text:p text:style-name="P19">ACCIDENT WEATHER</text:p>
        </text:list-item>
      </text:list>
      <text:list xml:id="list8732205933365882380" text:style-name="L18">
        <text:list-item>
          <text:list>
            <text:list-item>
              <text:p text:style-name="P24">Supports multiple weather providers</text:p>
            </text:list-item>
            <text:list-item>
              <text:p text:style-name="P24">Uses geolocation</text:p>
            </text:list-item>
            <text:list-item>
              <text:p text:style-name="P24">User free to describe the weather him/herself</text:p>
            </text:list-item>
          </text:list>
        </text:list-item>
      </text:list>
      <text:p text:style-name="P3"/>
      <text:list xml:id="list42365087" text:style-name="L13">
        <text:list-item>
          <text:p text:style-name="P19">ACCIDENT WITNESSES</text:p>
        </text:list-item>
      </text:list>
      <text:list xml:id="list682503395669233637" text:style-name="L19">
        <text:list-item>
          <text:list>
            <text:list-item>
              <text:p text:style-name="P25">User would exercise best effort at collection information</text:p>
            </text:list-item>
            <text:list-item>
              <text:p text:style-name="P25"><text:soft-page-break/>No specific data absolutely required]</text:p>
            </text:list-item>
          </text:list>
        </text:list-item>
      </text:list>
      <text:p text:style-name="P3"/>
      <text:list xml:id="list42334622" text:style-name="L13">
        <text:list-item>
          <text:p text:style-name="P19">ACCIDENT FINALISE</text:p>
        </text:list-item>
      </text:list>
      <text:list xml:id="list5243887174822934054" text:style-name="L20">
        <text:list-item>
          <text:list>
            <text:list-item>
              <text:p text:style-name="P26">Sending data to the server</text:p>
            </text:list-item>
          </text:list>
        </text:list-item>
      </text:list>
      <text:p text:style-name="P3"/>
      <text:p text:style-name="P6"/>
      <text:list xml:id="list42349392" text:style-name="L1">
        <text:list-item>
          <text:p text:style-name="P7">ONLINE PORTAL</text:p>
        </text:list-item>
      </text:list>
      <text:list xml:id="list6741772370425244869" text:style-name="L21">
        <text:list-item>
          <text:list>
            <text:list-item>
              <text:p text:style-name="P27">Mainly a convenient shortcut</text:p>
            </text:list-item>
            <text:list-item>
              <text:p text:style-name="P27">Uses embedded browser to redirect to your website</text:p>
            </text:list-item>
            <text:list-item>
              <text:p text:style-name="P27">Potential to do more</text:p>
            </text:list-item>
          </text:list>
        </text:list-item>
      </text:list>
      <text:p text:style-name="P3"/>
      <text:list xml:id="list42341315" text:style-name="L1">
        <text:list-item>
          <text:p text:style-name="P7">SETTINGS</text:p>
        </text:list-item>
      </text:list>
      <text:list xml:id="list5761301110091747530" text:style-name="L22">
        <text:list-item>
          <text:list>
            <text:list-item>
              <text:p text:style-name="P28">The most useful functionality embedded in the settings is synchronization of data </text:p>
            </text:list-item>
          </text:list>
        </text:list-item>
      </text:list>
      <text:p text:style-name="P4"/>
      <text:list xml:id="list42342674" text:style-name="L1">
        <text:list-item>
          <text:p text:style-name="P7">ABOUT US</text:p>
        </text:list-item>
      </text:list>
      <text:list xml:id="list40683010783687844" text:style-name="L23">
        <text:list-item>
          <text:list>
            <text:list-item>
              <text:p text:style-name="P29">You know best what to put there</text:p>
            </text:list-item>
          </text:list>
        </text:list-item>
      </text:list>
      <text:p text:style-name="P3"/>
      <text:list xml:id="list42362628" text:style-name="L1">
        <text:list-item>
          <text:p text:style-name="P7">SOCIAL</text:p>
        </text:list-item>
      </text:list>
      <text:list xml:id="list5318424333431823350" text:style-name="L24">
        <text:list-item>
          <text:list>
            <text:list-item>
              <text:p text:style-name="P30">Social media shortcuts</text:p>
            </text:list-item>
            <text:list-item>
              <text:p text:style-name="P30">Facebook will reuse the session that the user established when logging in to the app</text:p>
            </text:list-item>
          </text:list>
        </text:list-item>
      </text:list>
      <text:p text:style-name="P3"/>
      <text:list xml:id="list42351213" text:style-name="L1">
        <text:list-item>
          <text:p text:style-name="P7">CUSTOMISATION</text:p>
        </text:list-item>
      </text:list>
      <text:list xml:id="list4641497858763039613" text:style-name="L25">
        <text:list-item>
          <text:list>
            <text:list-item>
              <text:p text:style-name="P31">Online portal is the obvious candidate for customisation</text:p>
            </text:list-item>
            <text:list-item>
              <text:p text:style-name="P31">You know best what sort of functionality you would like to have added</text:p>
            </text:list-item>
          </text:list>
        </text:list-item>
      </text:list>
      <text:p text:style-name="P3"/>
      <text:list xml:id="list42346702" text:style-name="L1">
        <text:list-item>
          <text:p text:style-name="P7">THE END</text:p>
        </text:list-item>
      </text:list>
      <text:list xml:id="list9115661104060629737" text:style-name="L26">
        <text:list-item>
          <text:list>
            <text:list-item>
              <text:p text:style-name="P32">Hope you see the app as an asset</text:p>
            </text:list-item>
            <text:list-item>
              <text:p text:style-name="P32">App as a foundations for other things that will help to engage the customer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Symbol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Symbol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Symbol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Symbol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Symbol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Symbol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Symbol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Symbol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Symbol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Symbol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Symbol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Symbol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Symbol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Symbol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Symbol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Symbol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Symbol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Symbol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Symbol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Symbol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Szymon Czaja</meta:initial-creator>
    <meta:creation-date>2017-05-30T21:05:00Z</meta:creation-date>
    <dc:date>2017-05-30T22:16:40.99</dc:date>
    <meta:editing-cycles>14</meta:editing-cycles>
    <meta:editing-duration>PT15S</meta:editing-duration>
    <meta:document-statistic meta:table-count="0" meta:image-count="0" meta:object-count="0" meta:page-count="3" meta:paragraph-count="63" meta:word-count="483" meta:character-count="2569"/>
    <meta:template xlink:type="simple" xlink:actuate="onRequest" xlink:title="" xlink:href="Normal.dotm"/>
  </office:meta>
</office:document-meta>
</file>